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fo:padding="0.0193in" fo:border="0.0008in solid #d9d9e3"/>
    </style:style>
    <style:style style:name="P2" style:family="paragraph" style:parent-style-name="Text_20_body" style:list-style-name="L2">
      <style:paragraph-properties fo:margin-top="0in" fo:margin-bottom="0in" fo:padding="0.0193in" fo:border="0.0008in solid #d9d9e3"/>
    </style:style>
    <style:style style:name="P3" style:family="paragraph" style:parent-style-name="Text_20_body" style:list-style-name="L3">
      <style:paragraph-properties fo:margin-top="0in" fo:margin-bottom="0in" fo:padding="0.0193in" fo:border="0.0008in solid #d9d9e3"/>
    </style:style>
    <style:style style:name="P4" style:family="paragraph" style:parent-style-name="Text_20_body">
      <style:paragraph-properties fo:padding="0.0193in" fo:border="0.0008in solid #d9d9e3"/>
    </style:style>
    <style:style style:name="P5" style:family="paragraph" style:parent-style-name="Text_20_body" style:list-style-name="L1">
      <style:paragraph-properties fo:padding="0.0193in" fo:border="0.0008in solid #d9d9e3"/>
    </style:style>
    <style:style style:name="P6" style:family="paragraph" style:parent-style-name="Text_20_body" style:list-style-name="L2">
      <style:paragraph-properties fo:padding="0.0193in" fo:border="0.0008in solid #d9d9e3"/>
    </style:style>
    <style:style style:name="P7" style:family="paragraph" style:parent-style-name="Text_20_body" style:list-style-name="L3">
      <style:paragraph-properties fo:padding="0.0193in" fo:border="0.0008in solid #d9d9e3"/>
    </style:style>
    <style:style style:name="P8" style:family="paragraph" style:parent-style-name="Heading_20_4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Часть 5: Расширенные темы</text:h>
      <text:h text:style-name="P8" text:outline-level="4">5.1 Подзапросы</text:h>
      <text:list xml:id="list4156000520137835585" text:style-name="L1">
        <text:list-item>
          <text:p text:style-name="P5"><text:span text:style-name="Strong_20_Emphasis">Вложенные запросы:</text:span></text:p>
          <text:list>
            <text:list-item>
              <text:p text:style-name="P1">Использование запросов в качестве подзапросов в других запросах.</text:p>
            </text:list-item>
            <text:list-item>
              <text:p text:style-name="P1">Применение вложенных запросов для получения более сложных результатов.</text:p>
            </text:list-item>
          </text:list>
        </text:list-item>
        <text:list-item>
          <text:p text:style-name="P5"><text:span text:style-name="Strong_20_Emphasis">Коррелированные подзапросы:</text:span></text:p>
          <text:list>
            <text:list-item>
              <text:p text:style-name="P1">Объяснение коррелированных подзапросов и их различий от обычных вложенных запросов.</text:p>
            </text:list-item>
            <text:list-item>
              <text:p text:style-name="P5">Примеры использования коррелированных подзапросов.</text:p>
            </text:list-item>
          </text:list>
        </text:list-item>
      </text:list>
      <text:h text:style-name="P8" text:outline-level="4">5.2 Виды и хранимые процедуры</text:h>
      <text:list xml:id="list5333554027215085030" text:style-name="L2">
        <text:list-item>
          <text:p text:style-name="P6"><text:span text:style-name="Strong_20_Emphasis">Создание и использование видов (VIEW):</text:span></text:p>
          <text:list>
            <text:list-item>
              <text:p text:style-name="P2">Создание виртуальных таблиц с помощью VIEW.</text:p>
            </text:list-item>
            <text:list-item>
              <text:p text:style-name="P2">Преимущества использования VIEW для упрощения запросов и скрытия сложности базы данных.</text:p>
            </text:list-item>
          </text:list>
        </text:list-item>
        <text:list-item>
          <text:p text:style-name="P6"><text:span text:style-name="Strong_20_Emphasis">Создание и вызов хранимых процедур:</text:span></text:p>
          <text:list>
            <text:list-item>
              <text:p text:style-name="P2">Определение хранимых процедур и их роли в базе данных.</text:p>
            </text:list-item>
            <text:list-item>
              <text:p text:style-name="P6">Создание хранимых процедур для выполнения набора инструкций SQL.</text:p>
            </text:list-item>
          </text:list>
        </text:list-item>
      </text:list>
      <text:h text:style-name="P8" text:outline-level="4">5.3 Работа с JSON и другими типами данных</text:h>
      <text:list xml:id="list1434638710622302470" text:style-name="L3">
        <text:list-item>
          <text:p text:style-name="P7"><text:span text:style-name="Strong_20_Emphasis">Работа с JSON в SQL:</text:span></text:p>
          <text:list>
            <text:list-item>
              <text:p text:style-name="P3">Возможности работы с данными в формате JSON.</text:p>
            </text:list-item>
            <text:list-item>
              <text:p text:style-name="P3">Использование функций для работы с JSON-данными.</text:p>
            </text:list-item>
          </text:list>
        </text:list-item>
        <text:list-item>
          <text:p text:style-name="P7"><text:span text:style-name="Strong_20_Emphasis">Работа с массивами и другими нетипичными типами данных:</text:span></text:p>
          <text:list>
            <text:list-item>
              <text:p text:style-name="P7">Объяснение возможностей хранения и работы с массивами, XML, географическими данными и другими нетипичными типами данных.</text:p>
            </text:list-item>
          </text:list>
        </text:list-item>
      </text:list>
      <text:p text:style-name="P4">Этот раздел углубит понимание использования подзапросов для создания более сложных запросов, а также рассмотрит создание видов и хранимых процедур для оптимизации и упрощения работы с данными. Также он покажет, как SQL может работать с нетипичными типами данных, такими как JSON, XML и географическими данным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1T23:05:17.58</dc:date>
    <meta:document-statistic meta:table-count="0" meta:image-count="0" meta:object-count="0" meta:page-count="1" meta:paragraph-count="22" meta:word-count="199" meta:character-count="1356"/>
    <dc:creator>Dima Wide</dc:creator>
    <meta:user-defined meta:name="Info 1"/>
    <meta:user-defined meta:name="Info 2"/>
    <meta:user-defined meta:name="Info 3"/>
    <meta:user-defined meta:name="Info 4"/>
  </office:meta>
</office:document-meta>
</file>